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9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:\Users\Jim&gt;dir /s /b c:\windows\*.wav</text:p>
          </table:table-cell>
        </table:table-row>
        <table:table-row table:style-name="ro1">
          <table:table-cell office:value-type="string" calcext:value-type="string">
            <text:p>c:\windows\Media\Alarm01.wav</text:p>
          </table:table-cell>
        </table:table-row>
        <table:table-row table:style-name="ro1">
          <table:table-cell office:value-type="string" calcext:value-type="string">
            <text:p>c:\windows\Media\Alarm02.wav</text:p>
          </table:table-cell>
        </table:table-row>
        <table:table-row table:style-name="ro1">
          <table:table-cell office:value-type="string" calcext:value-type="string">
            <text:p>c:\windows\Media\Alarm03.wav</text:p>
          </table:table-cell>
        </table:table-row>
        <table:table-row table:style-name="ro1">
          <table:table-cell office:value-type="string" calcext:value-type="string">
            <text:p>c:\windows\Media\Alarm04.wav</text:p>
          </table:table-cell>
        </table:table-row>
        <table:table-row table:style-name="ro1">
          <table:table-cell office:value-type="string" calcext:value-type="string">
            <text:p>c:\windows\Media\Alarm05.wav</text:p>
          </table:table-cell>
        </table:table-row>
        <table:table-row table:style-name="ro1">
          <table:table-cell office:value-type="string" calcext:value-type="string">
            <text:p>c:\windows\Media\Alarm06.wav</text:p>
          </table:table-cell>
        </table:table-row>
        <table:table-row table:style-name="ro1">
          <table:table-cell office:value-type="string" calcext:value-type="string">
            <text:p>c:\windows\Media\Alarm07.wav</text:p>
          </table:table-cell>
        </table:table-row>
        <table:table-row table:style-name="ro1">
          <table:table-cell office:value-type="string" calcext:value-type="string">
            <text:p>c:\windows\Media\Alarm08.wav</text:p>
          </table:table-cell>
        </table:table-row>
        <table:table-row table:style-name="ro1">
          <table:table-cell office:value-type="string" calcext:value-type="string">
            <text:p>c:\windows\Media\Alarm09.wav</text:p>
          </table:table-cell>
        </table:table-row>
        <table:table-row table:style-name="ro1">
          <table:table-cell office:value-type="string" calcext:value-type="string">
            <text:p>c:\windows\Media\Alarm10.wav</text:p>
          </table:table-cell>
        </table:table-row>
        <table:table-row table:style-name="ro1">
          <table:table-cell office:value-type="string" calcext:value-type="string">
            <text:p>c:\windows\Media\chimes.wav</text:p>
          </table:table-cell>
        </table:table-row>
        <table:table-row table:style-name="ro1">
          <table:table-cell office:value-type="string" calcext:value-type="string">
            <text:p>c:\windows\Media\chord.wav</text:p>
          </table:table-cell>
        </table:table-row>
        <table:table-row table:style-name="ro1">
          <table:table-cell office:value-type="string" calcext:value-type="string">
            <text:p>c:\windows\Media\ding.wav</text:p>
          </table:table-cell>
        </table:table-row>
        <table:table-row table:style-name="ro1">
          <table:table-cell office:value-type="string" calcext:value-type="string">
            <text:p>c:\windows\Media\notify.wav</text:p>
          </table:table-cell>
        </table:table-row>
        <table:table-row table:style-name="ro1">
          <table:table-cell office:value-type="string" calcext:value-type="string">
            <text:p>c:\windows\Media\recycle.wav</text:p>
          </table:table-cell>
        </table:table-row>
        <table:table-row table:style-name="ro1">
          <table:table-cell office:value-type="string" calcext:value-type="string">
            <text:p>c:\windows\Media\Ring01.wav</text:p>
          </table:table-cell>
        </table:table-row>
        <table:table-row table:style-name="ro1">
          <table:table-cell office:value-type="string" calcext:value-type="string">
            <text:p>c:\windows\Media\Ring02.wav</text:p>
          </table:table-cell>
        </table:table-row>
        <table:table-row table:style-name="ro1">
          <table:table-cell office:value-type="string" calcext:value-type="string">
            <text:p>c:\windows\Media\Ring03.wav</text:p>
          </table:table-cell>
        </table:table-row>
        <table:table-row table:style-name="ro1">
          <table:table-cell office:value-type="string" calcext:value-type="string">
            <text:p>c:\windows\Media\Ring04.wav</text:p>
          </table:table-cell>
        </table:table-row>
        <table:table-row table:style-name="ro1">
          <table:table-cell office:value-type="string" calcext:value-type="string">
            <text:p>c:\windows\Media\Ring05.wav</text:p>
          </table:table-cell>
        </table:table-row>
        <table:table-row table:style-name="ro1">
          <table:table-cell office:value-type="string" calcext:value-type="string">
            <text:p>c:\windows\Media\Ring06.wav</text:p>
          </table:table-cell>
        </table:table-row>
        <table:table-row table:style-name="ro1">
          <table:table-cell office:value-type="string" calcext:value-type="string">
            <text:p>c:\windows\Media\Ring07.wav</text:p>
          </table:table-cell>
        </table:table-row>
        <table:table-row table:style-name="ro1">
          <table:table-cell office:value-type="string" calcext:value-type="string">
            <text:p>c:\windows\Media\Ring08.wav</text:p>
          </table:table-cell>
        </table:table-row>
        <table:table-row table:style-name="ro1">
          <table:table-cell office:value-type="string" calcext:value-type="string">
            <text:p>c:\windows\Media\Ring09.wav</text:p>
          </table:table-cell>
        </table:table-row>
        <table:table-row table:style-name="ro1">
          <table:table-cell office:value-type="string" calcext:value-type="string">
            <text:p>c:\windows\Media\Ring10.wav</text:p>
          </table:table-cell>
        </table:table-row>
        <table:table-row table:style-name="ro1">
          <table:table-cell office:value-type="string" calcext:value-type="string">
            <text:p>c:\windows\Media\ringout.wav</text:p>
          </table:table-cell>
        </table:table-row>
        <table:table-row table:style-name="ro1">
          <table:table-cell office:value-type="string" calcext:value-type="string">
            <text:p>c:\windows\Media\Speech Disambiguation.wav</text:p>
          </table:table-cell>
        </table:table-row>
        <table:table-row table:style-name="ro1">
          <table:table-cell office:value-type="string" calcext:value-type="string">
            <text:p>c:\windows\Media\Speech Misrecognition.wav</text:p>
          </table:table-cell>
        </table:table-row>
        <table:table-row table:style-name="ro1">
          <table:table-cell office:value-type="string" calcext:value-type="string">
            <text:p>c:\windows\Media\Speech Off.wav</text:p>
          </table:table-cell>
        </table:table-row>
        <table:table-row table:style-name="ro1">
          <table:table-cell office:value-type="string" calcext:value-type="string">
            <text:p>c:\windows\Media\Speech On.wav</text:p>
          </table:table-cell>
        </table:table-row>
        <table:table-row table:style-name="ro1">
          <table:table-cell office:value-type="string" calcext:value-type="string">
            <text:p>c:\windows\Media\Speech Sleep.wav</text:p>
          </table:table-cell>
        </table:table-row>
        <table:table-row table:style-name="ro1">
          <table:table-cell office:value-type="string" calcext:value-type="string">
            <text:p>c:\windows\Media\tada.wav</text:p>
          </table:table-cell>
        </table:table-row>
        <table:table-row table:style-name="ro1">
          <table:table-cell office:value-type="string" calcext:value-type="string">
            <text:p>c:\windows\Media\Windows Background.wav</text:p>
          </table:table-cell>
        </table:table-row>
        <table:table-row table:style-name="ro1">
          <table:table-cell office:value-type="string" calcext:value-type="string">
            <text:p>c:\windows\Media\Windows Balloon.wav</text:p>
          </table:table-cell>
        </table:table-row>
        <table:table-row table:style-name="ro1">
          <table:table-cell office:value-type="string" calcext:value-type="string">
            <text:p>c:\windows\Media\Windows Battery Critical.wav</text:p>
          </table:table-cell>
        </table:table-row>
        <table:table-row table:style-name="ro1">
          <table:table-cell office:value-type="string" calcext:value-type="string">
            <text:p>c:\windows\Media\Windows Battery Low.wav</text:p>
          </table:table-cell>
        </table:table-row>
        <table:table-row table:style-name="ro1">
          <table:table-cell office:value-type="string" calcext:value-type="string">
            <text:p>c:\windows\Media\Windows Critical Stop.wav</text:p>
          </table:table-cell>
        </table:table-row>
        <table:table-row table:style-name="ro1">
          <table:table-cell office:value-type="string" calcext:value-type="string">
            <text:p>c:\windows\Media\Windows Default.wav</text:p>
          </table:table-cell>
        </table:table-row>
        <table:table-row table:style-name="ro1">
          <table:table-cell office:value-type="string" calcext:value-type="string">
            <text:p>c:\windows\Media\Windows Ding.wav</text:p>
          </table:table-cell>
        </table:table-row>
        <table:table-row table:style-name="ro1">
          <table:table-cell office:value-type="string" calcext:value-type="string">
            <text:p>c:\windows\Media\Windows Error.wav</text:p>
          </table:table-cell>
        </table:table-row>
        <table:table-row table:style-name="ro1">
          <table:table-cell office:value-type="string" calcext:value-type="string">
            <text:p>c:\windows\Media\Windows Exclamation.wav</text:p>
          </table:table-cell>
        </table:table-row>
        <table:table-row table:style-name="ro1">
          <table:table-cell office:value-type="string" calcext:value-type="string">
            <text:p>c:\windows\Media\Windows Feed Discovered.wav</text:p>
          </table:table-cell>
        </table:table-row>
        <table:table-row table:style-name="ro1">
          <table:table-cell office:value-type="string" calcext:value-type="string">
            <text:p>c:\windows\Media\Windows Foreground.wav</text:p>
          </table:table-cell>
        </table:table-row>
        <table:table-row table:style-name="ro1">
          <table:table-cell office:value-type="string" calcext:value-type="string">
            <text:p>c:\windows\Media\Windows Hardware Fail.wav</text:p>
          </table:table-cell>
        </table:table-row>
        <table:table-row table:style-name="ro1">
          <table:table-cell office:value-type="string" calcext:value-type="string">
            <text:p>c:\windows\Media\Windows Hardware Insert.wav</text:p>
          </table:table-cell>
        </table:table-row>
        <table:table-row table:style-name="ro1">
          <table:table-cell office:value-type="string" calcext:value-type="string">
            <text:p>c:\windows\Media\Windows Hardware Remove.wav</text:p>
          </table:table-cell>
        </table:table-row>
        <table:table-row table:style-name="ro1">
          <table:table-cell office:value-type="string" calcext:value-type="string">
            <text:p>c:\windows\Media\Windows Information Bar.wav</text:p>
          </table:table-cell>
        </table:table-row>
        <table:table-row table:style-name="ro1">
          <table:table-cell office:value-type="string" calcext:value-type="string">
            <text:p>c:\windows\Media\Windows Logoff Sound.wav</text:p>
          </table:table-cell>
        </table:table-row>
        <table:table-row table:style-name="ro1">
          <table:table-cell office:value-type="string" calcext:value-type="string">
            <text:p>c:\windows\Media\Windows Logon.wav</text:p>
          </table:table-cell>
        </table:table-row>
        <table:table-row table:style-name="ro1">
          <table:table-cell office:value-type="string" calcext:value-type="string">
            <text:p>c:\windows\Media\Windows Menu Command.wav</text:p>
          </table:table-cell>
        </table:table-row>
        <table:table-row table:style-name="ro1">
          <table:table-cell office:value-type="string" calcext:value-type="string">
            <text:p>c:\windows\Media\Windows Message Nudge.wav</text:p>
          </table:table-cell>
        </table:table-row>
        <table:table-row table:style-name="ro1">
          <table:table-cell office:value-type="string" calcext:value-type="string">
            <text:p>c:\windows\Media\Windows Minimize.wav</text:p>
          </table:table-cell>
        </table:table-row>
        <table:table-row table:style-name="ro1">
          <table:table-cell office:value-type="string" calcext:value-type="string">
            <text:p>c:\windows\Media\Windows Navigation Start.wav</text:p>
          </table:table-cell>
        </table:table-row>
        <table:table-row table:style-name="ro1">
          <table:table-cell office:value-type="string" calcext:value-type="string">
            <text:p>c:\windows\Media\Windows Notify Calendar.wav</text:p>
          </table:table-cell>
        </table:table-row>
        <table:table-row table:style-name="ro1">
          <table:table-cell office:value-type="string" calcext:value-type="string">
            <text:p>c:\windows\Media\Windows Notify Email.wav</text:p>
          </table:table-cell>
        </table:table-row>
        <table:table-row table:style-name="ro1">
          <table:table-cell office:value-type="string" calcext:value-type="string">
            <text:p>c:\windows\Media\Windows Notify Messaging.wav</text:p>
          </table:table-cell>
        </table:table-row>
        <table:table-row table:style-name="ro1">
          <table:table-cell office:value-type="string" calcext:value-type="string">
            <text:p>c:\windows\Media\Windows Notify System Generic.wav</text:p>
          </table:table-cell>
        </table:table-row>
        <table:table-row table:style-name="ro1">
          <table:table-cell office:value-type="string" calcext:value-type="string">
            <text:p>c:\windows\Media\Windows Notify.wav</text:p>
          </table:table-cell>
        </table:table-row>
        <table:table-row table:style-name="ro1">
          <table:table-cell office:value-type="string" calcext:value-type="string">
            <text:p>c:\windows\Media\Windows Pop-up Blocked.wav</text:p>
          </table:table-cell>
        </table:table-row>
        <table:table-row table:style-name="ro1">
          <table:table-cell office:value-type="string" calcext:value-type="string">
            <text:p>c:\windows\Media\Windows Print complete.wav</text:p>
          </table:table-cell>
        </table:table-row>
        <table:table-row table:style-name="ro1">
          <table:table-cell office:value-type="string" calcext:value-type="string">
            <text:p>c:\windows\Media\Windows Proximity Connection.wav</text:p>
          </table:table-cell>
        </table:table-row>
        <table:table-row table:style-name="ro1">
          <table:table-cell office:value-type="string" calcext:value-type="string">
            <text:p>c:\windows\Media\Windows Proximity Notification.wav</text:p>
          </table:table-cell>
        </table:table-row>
        <table:table-row table:style-name="ro1">
          <table:table-cell office:value-type="string" calcext:value-type="string">
            <text:p>c:\windows\Media\Windows Recycle.wav</text:p>
          </table:table-cell>
        </table:table-row>
        <table:table-row table:style-name="ro1">
          <table:table-cell office:value-type="string" calcext:value-type="string">
            <text:p>c:\windows\Media\Windows Restore.wav</text:p>
          </table:table-cell>
        </table:table-row>
        <table:table-row table:style-name="ro1">
          <table:table-cell office:value-type="string" calcext:value-type="string">
            <text:p>c:\windows\Media\Windows Ringin.wav</text:p>
          </table:table-cell>
        </table:table-row>
        <table:table-row table:style-name="ro1">
          <table:table-cell office:value-type="string" calcext:value-type="string">
            <text:p>c:\windows\Media\Windows Ringout.wav</text:p>
          </table:table-cell>
        </table:table-row>
        <table:table-row table:style-name="ro1">
          <table:table-cell office:value-type="string" calcext:value-type="string">
            <text:p>c:\windows\Media\Windows Shutdown.wav</text:p>
          </table:table-cell>
        </table:table-row>
        <table:table-row table:style-name="ro1">
          <table:table-cell office:value-type="string" calcext:value-type="string">
            <text:p>c:\windows\Media\Windows Startup.wav</text:p>
          </table:table-cell>
        </table:table-row>
        <table:table-row table:style-name="ro1">
          <table:table-cell office:value-type="string" calcext:value-type="string">
            <text:p>c:\windows\Media\Windows Unlock.wav</text:p>
          </table:table-cell>
        </table:table-row>
        <table:table-row table:style-name="ro1">
          <table:table-cell office:value-type="string" calcext:value-type="string">
            <text:p>c:\windows\Media\Windows User Account Control.wav</text:p>
          </table:table-cell>
        </table:table-row>
        <table:table-row table:style-name="ro1">
          <table:table-cell office:value-type="string" calcext:value-type="string">
            <text:p>c:\windows\Media\dm\Windows Background.wav</text:p>
          </table:table-cell>
        </table:table-row>
        <table:table-row table:style-name="ro1">
          <table:table-cell office:value-type="string" calcext:value-type="string">
            <text:p>c:\windows\Media\dm\Windows Foreground.wav</text:p>
          </table:table-cell>
        </table:table-row>
        <table:table-row table:style-name="ro1">
          <table:table-cell office:value-type="string" calcext:value-type="string">
            <text:p>c:\windows\Media\dm\Windows Hardware Fail.wav</text:p>
          </table:table-cell>
        </table:table-row>
        <table:table-row table:style-name="ro1">
          <table:table-cell office:value-type="string" calcext:value-type="string">
            <text:p>c:\windows\Media\dm\Windows Hardware Insert.wav</text:p>
          </table:table-cell>
        </table:table-row>
        <table:table-row table:style-name="ro1">
          <table:table-cell office:value-type="string" calcext:value-type="string">
            <text:p>c:\windows\Media\dm\Windows Hardware Remove.wav</text:p>
          </table:table-cell>
        </table:table-row>
        <table:table-row table:style-name="ro1">
          <table:table-cell office:value-type="string" calcext:value-type="string">
            <text:p>c:\windows\Media\dm\Windows Notify Calendar.wav</text:p>
          </table:table-cell>
        </table:table-row>
        <table:table-row table:style-name="ro1">
          <table:table-cell office:value-type="string" calcext:value-type="string">
            <text:p>c:\windows\Media\dm\Windows Notify Email.wav</text:p>
          </table:table-cell>
        </table:table-row>
        <table:table-row table:style-name="ro1">
          <table:table-cell office:value-type="string" calcext:value-type="string">
            <text:p>c:\windows\Media\dm\Windows Notify Messaging.wav</text:p>
          </table:table-cell>
        </table:table-row>
        <table:table-row table:style-name="ro1">
          <table:table-cell office:value-type="string" calcext:value-type="string">
            <text:p>c:\windows\Media\dm\Windows Notify System Generic.wav</text:p>
          </table:table-cell>
        </table:table-row>
        <table:table-row table:style-name="ro1">
          <table:table-cell office:value-type="string" calcext:value-type="string">
            <text:p>c:\windows\Media\dm\Windows User Account Control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KbdAccentPicker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KbdFunction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KbdFunctionModernUX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KbdKeyTap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KbdKeyTapModernUX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KbdSpacebar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KbdSpaceBarModernUX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KbdSwipeGesture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Dictation\BasicCancelledEarcon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Dictation\BasicDoneListeningEarcon.wav</text:p>
          </table:table-cell>
        </table:table-row>
        <table:table-row table:style-name="ro1">
          <table:table-cell office:value-type="string" calcext:value-type="string">
            <text:p>c:\windows\SystemApps\MicrosoftWindows.Client.CBS_cw5n1h2txyewy\InputApp\Assets\Dictation\BasicListeningEarcon.wav</text:p>
          </table:table-cell>
        </table:table-row>
        <table:table-row table:style-name="ro1">
          <table:table-cell office:value-type="string" calcext:value-type="string">
            <text:p>c:\windows\SystemApps\MicrosoftWindows.Client.CoreAI_cw5n1h2txyewy\DiscoveryOverlay\Assets\Audio\mic_off_audio.wav</text:p>
          </table:table-cell>
        </table:table-row>
        <table:table-row table:style-name="ro1">
          <table:table-cell office:value-type="string" calcext:value-type="string">
            <text:p>c:\windows\SystemApps\MicrosoftWindows.Client.CoreAI_cw5n1h2txyewy\DiscoveryOverlay\Assets\Audio\mic_on_audio.wav</text:p>
          </table:table-cell>
        </table:table-row>
        <table:table-row table:style-name="ro1">
          <table:table-cell office:value-type="string" calcext:value-type="string">
            <text:p>c:\windows\SystemApps\MicrosoftWindows.Client.Core_cw5n1h2txyewy\ScreenClipping\Assets\Sounds\camerashutter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KbdAccentPicker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KbdFunction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KbdFunctionModernUX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KbdKeyTap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KbdKeyTapModernUX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KbdSpacebar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KbdSpaceBarModernUX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KbdSwipeGesture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Dictation\BasicCancelledEarcon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Dictation\BasicDoneListeningEarcon.wav</text:p>
          </table:table-cell>
        </table:table-row>
        <table:table-row table:style-name="ro1">
          <table:table-cell office:value-type="string" calcext:value-type="string">
            <text:p>c:\windows\SystemApps\SxS\MicrosoftWindows.58683691.InpApp_cw5n1h2txyewy\InputApp\Assets\Dictation\BasicListeningEarcon.wav</text:p>
          </table:table-cell>
        </table:table-row>
        <table:table-row table:style-name="ro1">
          <table:table-cell office:value-type="string" calcext:value-type="string">
            <text:p>c:\windows\WinSxS\amd64_microsoft-windows-ie-internetexplorer_31bf3856ad364e35_11.0.26100.1150_none_0f016472f35d0135\Windows Feed Discovered.wav</text:p>
          </table:table-cell>
        </table:table-row>
        <table:table-row table:style-name="ro1">
          <table:table-cell office:value-type="string" calcext:value-type="string">
            <text:p>c:\windows\WinSxS\amd64_microsoft-windows-ie-internetexplorer_31bf3856ad364e35_11.0.26100.1150_none_0f016472f35d0135\Windows Information Bar.wav</text:p>
          </table:table-cell>
        </table:table-row>
        <table:table-row table:style-name="ro1">
          <table:table-cell office:value-type="string" calcext:value-type="string">
            <text:p>c:\windows\WinSxS\amd64_microsoft-windows-ie-internetexplorer_31bf3856ad364e35_11.0.26100.1150_none_0f016472f35d0135\Windows Navigation Start.wav</text:p>
          </table:table-cell>
        </table:table-row>
        <table:table-row table:style-name="ro1">
          <table:table-cell office:value-type="string" calcext:value-type="string">
            <text:p>c:\windows\WinSxS\amd64_microsoft-windows-ie-internetexplorer_31bf3856ad364e35_11.0.26100.1150_none_0f016472f35d0135\Windows Pop-up Blocked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Backgr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Foregr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Hardware Fail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Hardware Insert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Hardware Remove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Notify Calendar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Notify Email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Notify Messaging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Notify System Generic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1_none_44fe47dedb306506\Windows User Account Control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Backgr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Foregr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Hardware Fail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Hardware Insert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Hardware Remove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Notify Calendar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Notify Email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Notify Messaging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Notify System Generic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Windows User Account Control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Backgr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Foregr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Hardware Fail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Hardware Insert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Hardware Remove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Notify Calendar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Notify Email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Notify Messaging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Notify System Generic.wav</text:p>
          </table:table-cell>
        </table:table-row>
        <table:table-row table:style-name="ro1">
          <table:table-cell office:value-type="string" calcext:value-type="string">
            <text:p>c:\windows\WinSxS\amd64_microsoft-windows-shell-sounds-dm_31bf3856ad364e35_10.0.26100.2454_none_e3d126f722a66a82\r\Windows User Account Control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1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2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3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4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5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6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7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8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09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Alarm10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chimes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chord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ding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notify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ecycle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1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2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3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4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5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6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7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8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09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10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ringout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tada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Backgr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Balloon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Battery Critical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Battery Low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Critical Stop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Default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Ding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Error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Exclamation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Foregr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Hardware Fail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Hardware Insert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Hardware Remove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Logoff Sou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Logon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Menu Command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Message Nudge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Minimize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Notify Calendar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Notify Email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Notify Messaging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Notify System Generic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Notify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Print complete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Proximity Connection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Proximity Notification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Recycle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Restore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Ringin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Ringout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Shutdown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Startup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Unlock.wav</text:p>
          </table:table-cell>
        </table:table-row>
        <table:table-row table:style-name="ro1">
          <table:table-cell office:value-type="string" calcext:value-type="string">
            <text:p>c:\windows\WinSxS\amd64_microsoft-windows-shell-sounds_31bf3856ad364e35_10.0.26100.1_none_140624931e1631ac\Windows User Account Control.wav</text:p>
          </table:table-cell>
        </table:table-row>
        <table:table-row table:style-name="ro1">
          <table:table-cell office:value-type="string" calcext:value-type="string">
            <text:p>c:\windows\WinSxS\amd64_microsoft-windows-speech-userexperience_31bf3856ad364e35_10.0.26100.5074_none_b7fdbd79fbacfa1c\Speech Disambiguation.wav</text:p>
          </table:table-cell>
        </table:table-row>
        <table:table-row table:style-name="ro1">
          <table:table-cell office:value-type="string" calcext:value-type="string">
            <text:p>c:\windows\WinSxS\amd64_microsoft-windows-speech-userexperience_31bf3856ad364e35_10.0.26100.5074_none_b7fdbd79fbacfa1c\Speech Misrecognition.wav</text:p>
          </table:table-cell>
        </table:table-row>
        <table:table-row table:style-name="ro1">
          <table:table-cell office:value-type="string" calcext:value-type="string">
            <text:p>c:\windows\WinSxS\amd64_microsoft-windows-speech-userexperience_31bf3856ad364e35_10.0.26100.5074_none_b7fdbd79fbacfa1c\Speech Off.wav</text:p>
          </table:table-cell>
        </table:table-row>
        <table:table-row table:style-name="ro1">
          <table:table-cell office:value-type="string" calcext:value-type="string">
            <text:p>c:\windows\WinSxS\amd64_microsoft-windows-speech-userexperience_31bf3856ad364e35_10.0.26100.5074_none_b7fdbd79fbacfa1c\Speech On.wav</text:p>
          </table:table-cell>
        </table:table-row>
        <table:table-row table:style-name="ro1">
          <table:table-cell office:value-type="string" calcext:value-type="string">
            <text:p>c:\windows\WinSxS\amd64_microsoft-windows-speech-userexperience_31bf3856ad364e35_10.0.26100.5074_none_b7fdbd79fbacfa1c\Speech Sleep.wav</text:p>
          </table:table-cell>
        </table:table-row>
        <table:table-row table:style-name="ro1">
          <table:table-cell office:value-type="string" calcext:value-type="string">
            <text:p>c:\windows\WinSxS\amd64_userexperience-coreai_31bf3856ad364e35_10.0.26100.6584_none_96d60780777c2de3\CoreAI\DiscoveryOverlay\Assets\Audio\mic_off_audio.wav</text:p>
          </table:table-cell>
        </table:table-row>
        <table:table-row table:style-name="ro1">
          <table:table-cell office:value-type="string" calcext:value-type="string">
            <text:p>c:\windows\WinSxS\amd64_userexperience-coreai_31bf3856ad364e35_10.0.26100.6584_none_96d60780777c2de3\CoreAI\DiscoveryOverlay\Assets\Audio\mic_on_audio.wav</text:p>
          </table:table-cell>
        </table:table-row>
        <table:table-row table:style-name="ro1">
          <table:table-cell office:value-type="string" calcext:value-type="string">
            <text:p>c:\windows\WinSxS\amd64_userexperience-coreai_31bf3856ad364e35_10.0.26100.6899_none_96b6261e77941b32\CoreAI\DiscoveryOverlay\Assets\Audio\mic_off_audio.wav</text:p>
          </table:table-cell>
        </table:table-row>
        <table:table-row table:style-name="ro1">
          <table:table-cell office:value-type="string" calcext:value-type="string">
            <text:p>c:\windows\WinSxS\amd64_userexperience-coreai_31bf3856ad364e35_10.0.26100.6899_none_96b6261e77941b32\CoreAI\DiscoveryOverlay\Assets\Audio\mic_on_audio.wav</text:p>
          </table:table-cell>
        </table:table-row>
        <table:table-row table:style-name="ro1">
          <table:table-cell office:value-type="string" calcext:value-type="string">
            <text:p>c:\windows\WinSxS\amd64_userexperience-core_31bf3856ad364e35_10.0.26100.1591_none_53ec4fcd7ac99448\Core\ScreenClipping\Assets\Sounds\camerashutter.wav</text:p>
          </table:table-cell>
        </table:table-row>
        <table:table-row table:style-name="ro1">
          <table:table-cell office:value-type="string" calcext:value-type="string">
            <text:p>c:\windows\WinSxS\amd64_userexperience-core_31bf3856ad364e35_10.0.26100.5074_none_542022157aa31764\Core\ScreenClipping\Assets\Sounds\camerashutter.wav</text:p>
          </table:table-cell>
        </table:table-row>
        <table:table-row table:style-name="ro1">
          <table:table-cell office:value-type="string" calcext:value-type="string">
            <text:p>c:\windows\WinSxS\amd64_userexperience-core_31bf3856ad364e35_10.0.26100.6725_none_53cf5c4d7ae07310\Core\ScreenClipping\Assets\Sounds\camerashutter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KbdAccentPicker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KbdFuncti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KbdFunction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KbdKeyTap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KbdKeyTap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KbdSpacebar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KbdSpaceBar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KbdSwipeGesture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Dictation\BasicCancelledEarc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Dictation\BasicDoneListeningEarc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1591_none_c815e77f1a5104dd\CBS\InputApp\Assets\Dictation\BasicListeningEarc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KbdAccentPicker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KbdFuncti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KbdFunction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KbdKeyTap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KbdKeyTap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KbdSpacebar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KbdSpaceBar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KbdSwipeGesture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Dictation\BasicCancelledEarc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Dictation\BasicDoneListeningEarc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5074_none_c849b9c71a2a87f9\CBS\InputApp\Assets\Dictation\BasicListeningEarc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KbdAccentPicker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KbdFuncti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KbdFunction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KbdKeyTap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KbdKeyTap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KbdSpacebar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KbdSpaceBarModernUX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KbdSwipeGesture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Dictation\BasicCancelledEarc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Dictation\BasicDoneListeningEarcon.wav</text:p>
          </table:table-cell>
        </table:table-row>
        <table:table-row table:style-name="ro1">
          <table:table-cell office:value-type="string" calcext:value-type="string">
            <text:p>c:\windows\WinSxS\amd64_userexperience-desktop_31bf3856ad364e35_10.0.26100.6725_none_c7f8f3ff1a67e3a5\CBS\InputApp\Assets\Dictation\BasicListeningEarcon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KbdAccentPicker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KbdFunction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KbdFunctionModernUX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KbdKeyTap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KbdKeyTapModernUX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KbdSpacebar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KbdSpaceBarModernUX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KbdSwipeGesture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Dictation\BasicCancelledEarcon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Dictation\BasicDoneListeningEarcon.wav</text:p>
          </table:table-cell>
        </table:table-row>
        <table:table-row table:style-name="ro1">
          <table:table-cell office:value-type="string" calcext:value-type="string">
            <text:p>c:\windows\WinSxS\amd64_userexperience-sxs_31bf3856ad364e35_10.0.26100.6899_none_41ad50e0729c667d\58683691.InpApp\InputApp\Assets\Dictation\BasicListeningEarcon.wa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1:57:25.995367500</meta:creation-date>
    <dc:date>2025-10-27T12:00:05.139461300</dc:date>
    <meta:editing-duration>PT2M39S</meta:editing-duration>
    <meta:editing-cycles>1</meta:editing-cycles>
    <meta:document-statistic meta:table-count="1" meta:cell-count="257" meta:object-count="0"/>
    <meta:generator>LibreOffice/25.2.5.2$Windows_X86_64 LibreOffice_project/03d19516eb2e1dd5d4ccd751a0d6f35f35e08022</meta:generator>
  </office:meta>
</office:document-meta>
</file>